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Result</text:p>
      <text:p text:style-name="P1">Result <text:s text:c="1"/>// Allow a value to be a result</text:p>
      <text:h text:style-name="Heading_20_1" text:outline-level="1">Description</text:h>
      <text:p text:style-name="First_20_paragraph">Captures a value for use as a function result. The output of the op is the same as the input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Res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lt</dc:title>
  </office:meta>
</office:document-meta>
</file>

<file path=Formula-0/content.xml><?xml version="1.0" encoding="utf-8"?>
<math xmlns="http://www.w3.org/1998/Math/MathML" display="block">
  <mrow>
    <mstyle mathvariant="monospace">
      <mi>𝚘</mi>
      <mi>𝚞</mi>
      <mi>𝚝</mi>
      <mi>𝚙</mi>
      <mi>𝚞</mi>
      <mi>𝚝</mi>
    </mstyle>
    <mo>=</mo>
    <mstyle mathvariant="monospace">
      <mi>𝚊</mi>
      <mi>𝚛</mi>
      <mi>𝚐</mi>
    </mstyle>
  </mrow>
</math>
</file>